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2.41mm" svg:y="28.69mm">
            <loext:p draw:notify-on-update-of-ranges="Sheet1.A1:Sheet1.A1 Sheet1.B1:Sheet1.K1 Sheet1.A2:Sheet1.A2 Sheet1.B2:Sheet1.K2 Sheet1.A3:Sheet1.A3 Sheet1.B3:Sheet1.K3 Sheet1.A4:Sheet1.A4 Sheet1.B4:Sheet1.K4 Sheet1.A5:Sheet1.A5 Sheet1.B5:Sheet1.K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02.89mm" svg:height="199.91mm" svg:x="2.56mm" svg:y="270.52mm">
            <loext:p draw:notify-on-update-of-ranges="Sheet1.A30:Sheet1.B59 Sheet1.C29:Sheet1.C29 Sheet1.C30:Sheet1.C59 Sheet1.D29:Sheet1.D29 Sheet1.D30:Sheet1.D59 Sheet1.E29:Sheet1.E29 Sheet1.E30:Sheet1.E59 Sheet1.G29:Sheet1.G29 Sheet1.G30:Sheet1.G5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Nagios</text:p>
          </table:table-cell>
          <table:table-cell office:value-type="string" calcext:value-type="string">
            <text:p>Zabbix</text:p>
          </table:table-cell>
          <table:table-cell office:value-type="string" calcext:value-type="string">
            <text:p>PandoraFMS</text:p>
          </table:table-cell>
          <table:table-cell office:value-type="string" calcext:value-type="string">
            <text:p>Centreon</text:p>
          </table:table-cell>
          <table:table-cell office:value-type="string" calcext:value-type="string">
            <text:p>Spiceworks</text:p>
          </table:table-cell>
          <table:table-cell office:value-type="string" calcext:value-type="string">
            <text:p>Check_mk</text:p>
          </table:table-cell>
          <table:table-cell office:value-type="string" calcext:value-type="string">
            <text:p>Naemon</text:p>
          </table:table-cell>
          <table:table-cell office:value-type="string" calcext:value-type="string">
            <text:p>Icinga2</text:p>
          </table:table-cell>
          <table:table-cell office:value-type="string" calcext:value-type="string">
            <text:p>Sensu</text:p>
          </table:table-cell>
          <table:table-cell office:value-type="string" calcext:value-type="string">
            <text:p>Alignak</text:p>
          </table:table-cell>
        </table:table-row>
        <table:table-row table:style-name="ro1">
          <table:table-cell office:value-type="string" calcext:value-type="string">
            <text:p>Oui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ditions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o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mme</text:p>
          </table:table-cell>
          <table:table-cell table:formula="of:=SUM([.B2:.B5])" office:value-type="float" office:value="23" calcext:value-type="float">
            <text:p>23</text:p>
          </table:table-cell>
          <table:table-cell table:formula="of:=SUM([.C2:.C5])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formula="of:=SUM([.E2:.E5])" office:value-type="float" office:value="23" calcext:value-type="float">
            <text:p>23</text:p>
          </table:table-cell>
          <table:table-cell table:formula="of:=SUM([.F2:.F5])" office:value-type="float" office:value="23" calcext:value-type="float">
            <text:p>23</text:p>
          </table:table-cell>
          <table:table-cell table:formula="of:=SUM([.G2:.G5])" office:value-type="float" office:value="23" calcext:value-type="float">
            <text:p>23</text:p>
          </table:table-cell>
          <table:table-cell table:formula="of:=SUM([.H2:.H5])" office:value-type="float" office:value="23" calcext:value-type="float">
            <text:p>23</text:p>
          </table:table-cell>
          <table:table-cell table:formula="of:=SUM([.I2:.I5])" office:value-type="float" office:value="23" calcext:value-type="float">
            <text:p>23</text:p>
          </table:table-cell>
          <table:table-cell table:formula="of:=SUM([.J2:.J5])" office:value-type="float" office:value="23" calcext:value-type="float">
            <text:p>23</text:p>
          </table:table-cell>
          <table:table-cell table:formula="of:=SUM([.K2:.K5])" office:value-type="float" office:value="23" calcext:value-type="float">
            <text:p>23</text:p>
          </table:table-cell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Oui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omme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3">
            <text:p>Nagios</text:p>
          </table:table-cell>
          <table:table-cell office:value-type="string" calcext:value-type="string">
            <text:p>Impérati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formula="of:=SUM([.B30:.G30])" office:value-type="float" office:value="8" calcext:value-type="float">
            <text:p>8</text:p>
          </table:table-cell>
          <table:table-cell table:formula="of:=SUM([.H30:.H32])" office:value-type="float" office:value="23" calcext:value-type="float" table:number-columns-spanned="1" table:number-rows-spanned="3">
            <text:p>2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31:.G31])" office:value-type="float" office:value="5" calcext:value-type="float">
            <text:p>5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acultatif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32:.G32])" office:value-type="float" office:value="10" calcext:value-type="float">
            <text:p>10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Zabbix</text:p>
          </table:table-cell>
          <table:table-cell office:value-type="string" calcext:value-type="string">
            <text:p>Impératif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B33:.G33])" office:value-type="float" office:value="8" calcext:value-type="float">
            <text:p>8</text:p>
          </table:table-cell>
          <table:table-cell table:formula="of:=SUM([.H33:.H35])" office:value-type="float" office:value="23" calcext:value-type="float" table:number-columns-spanned="1" table:number-rows-spanned="3">
            <text:p>2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34:.G34])" office:value-type="float" office:value="5" calcext:value-type="float">
            <text:p>5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acultatif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35:.G35])" office:value-type="float" office:value="10" calcext:value-type="float">
            <text:p>10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PandoraFMS</text:p>
          </table:table-cell>
          <table:table-cell office:value-type="string" calcext:value-type="string">
            <text:p>Impératif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C36:.G36])" office:value-type="float" office:value="8" calcext:value-type="float">
            <text:p>8</text:p>
          </table:table-cell>
          <table:table-cell table:formula="of:=SUM([.H36:.H38])" office:value-type="float" office:value="23" calcext:value-type="float" table:number-columns-spanned="1" table:number-rows-spanned="3">
            <text:p>2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C37:.G37])" office:value-type="float" office:value="5" calcext:value-type="float">
            <text:p>5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acultatif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formula="of:=SUM([.C38:.G38])" office:value-type="float" office:value="10" calcext:value-type="float">
            <text:p>10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Centreon</text:p>
          </table:table-cell>
          <table:table-cell office:value-type="string" calcext:value-type="string">
            <text:p>Impératif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SUM([.B39:.G39])" office:value-type="float" office:value="8" calcext:value-type="float">
            <text:p>8</text:p>
          </table:table-cell>
          <table:table-cell table:formula="of:=SUM([.H39:.H41])" office:value-type="float" office:value="23" calcext:value-type="float" table:number-columns-spanned="1" table:number-rows-spanned="3">
            <text:p>2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40:.G40])" office:value-type="float" office:value="5" calcext:value-type="float">
            <text:p>5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acultatif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41:.G41])" office:value-type="float" office:value="10" calcext:value-type="float">
            <text:p>10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Spiceworks</text:p>
          </table:table-cell>
          <table:table-cell office:value-type="string" calcext:value-type="string">
            <text:p>Impératif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SUM([.B42:.G42])" office:value-type="float" office:value="8" calcext:value-type="float">
            <text:p>8</text:p>
          </table:table-cell>
          <table:table-cell table:formula="of:=SUM([.H42:.H44])" office:value-type="float" office:value="23" calcext:value-type="float" table:number-columns-spanned="1" table:number-rows-spanned="3">
            <text:p>2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SUM([.B43:.G43])" office:value-type="float" office:value="5" calcext:value-type="float">
            <text:p>5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acultatif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44:.G44])" office:value-type="float" office:value="10" calcext:value-type="float">
            <text:p>10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Check_mk</text:p>
          </table:table-cell>
          <table:table-cell office:value-type="string" calcext:value-type="string">
            <text:p>Impératif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SUM([.B45:.G45])" office:value-type="float" office:value="8" calcext:value-type="float">
            <text:p>8</text:p>
          </table:table-cell>
          <table:table-cell table:formula="of:=SUM([.H45:.H47])" office:value-type="float" office:value="23" calcext:value-type="float" table:number-columns-spanned="1" table:number-rows-spanned="3">
            <text:p>2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46:.G46])" office:value-type="float" office:value="5" calcext:value-type="float">
            <text:p>5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acultatif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47:.G47])" office:value-type="float" office:value="10" calcext:value-type="float">
            <text:p>10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Naemon</text:p>
          </table:table-cell>
          <table:table-cell office:value-type="string" calcext:value-type="string">
            <text:p>Impérati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formula="of:=SUM([.B48:.G48])" office:value-type="float" office:value="8" calcext:value-type="float">
            <text:p>8</text:p>
          </table:table-cell>
          <table:table-cell table:formula="of:=SUM([.H48:.H50])" office:value-type="float" office:value="23" calcext:value-type="float" table:number-columns-spanned="1" table:number-rows-spanned="3">
            <text:p>2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B49:.G49])" office:value-type="float" office:value="5" calcext:value-type="float">
            <text:p>5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acultatif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50:.G50])" office:value-type="float" office:value="10" calcext:value-type="float">
            <text:p>10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Icinga2</text:p>
          </table:table-cell>
          <table:table-cell office:value-type="string" calcext:value-type="string">
            <text:p>Impératif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SUM([.B51:.G51])" office:value-type="float" office:value="8" calcext:value-type="float">
            <text:p>8</text:p>
          </table:table-cell>
          <table:table-cell table:formula="of:=SUM([.H51:.H53])" office:value-type="float" office:value="23" calcext:value-type="float" table:number-columns-spanned="1" table:number-rows-spanned="3">
            <text:p>2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B52:.G52])" office:value-type="float" office:value="5" calcext:value-type="float">
            <text:p>5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acultatif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B53:.G53])" office:value-type="float" office:value="10" calcext:value-type="float">
            <text:p>10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Sensu</text:p>
          </table:table-cell>
          <table:table-cell office:value-type="string" calcext:value-type="string">
            <text:p>Impérati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formula="of:=SUM([.B54:.G54])" office:value-type="float" office:value="8" calcext:value-type="float">
            <text:p>8</text:p>
          </table:table-cell>
          <table:table-cell table:formula="of:=SUM([.H54:.H56])" office:value-type="float" office:value="23" calcext:value-type="float" table:number-columns-spanned="1" table:number-rows-spanned="3">
            <text:p>2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SUM([.B55:.G55])" office:value-type="float" office:value="5" calcext:value-type="float">
            <text:p>5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acultatif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56:.G56])" office:value-type="float" office:value="10" calcext:value-type="float">
            <text:p>10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Alignak</text:p>
          </table:table-cell>
          <table:table-cell office:value-type="string" calcext:value-type="string">
            <text:p>Impératif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SUM([.B57:.G57])" office:value-type="float" office:value="8" calcext:value-type="float">
            <text:p>8</text:p>
          </table:table-cell>
          <table:table-cell table:formula="of:=SUM([.H57:.H59])" office:value-type="float" office:value="23" calcext:value-type="float" table:number-columns-spanned="1" table:number-rows-spanned="3">
            <text:p>2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58:.G58])" office:value-type="float" office:value="5" calcext:value-type="float">
            <text:p>5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acultatif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B59:.G59])" office:value-type="float" office:value="10" calcext:value-type="float">
            <text:p>10</text:p>
          </table:table-cell>
          <table:covered-table-cell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 style:data-style-name="N2" text:time-value="11:09:49.1830662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4:28:41.578613459</meta:creation-date>
    <dc:date>2017-06-14T11:23:17.623796591</dc:date>
    <meta:editing-duration>PT2H22M50S</meta:editing-duration>
    <meta:editing-cycles>9</meta:editing-cycles>
    <meta:generator>LibreOffice/5.1.6.2$Linux_X86_64 LibreOffice_project/10m0$Build-2</meta:generator>
    <meta:document-statistic meta:table-count="1" meta:cell-count="2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cc00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cc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3333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00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09cm" svg:y="0.316cm" chart:style-name="ch2">
          <text:p>Solutions en fonction des critères</text:p>
        </chart:title>
        <chart:legend chart:legend-position="end" svg:x="13.631cm" svg:y="3.454cm" style:legend-expansion="high" chart:style-name="ch3"/>
        <chart:plot-area chart:style-name="ch4" table:cell-range-address="Sheet1.A1:Sheet1.K5" chart:data-source-has-labels="both" svg:x="0.32cm" svg:y="1.275cm" svg:width="12.991cm" svg:height="7.545cm">
          <chartooo:coordinate-region svg:x="0.941cm" svg:y="1.275cm" svg:width="12.37cm" svg:height="5.394cm"/>
          <chart:axis chart:dimension="x" chart:name="primary-x" chart:style-name="ch5" chartooo:axis-type="auto">
            <chartooo:date-scale/>
            <chart:categories table:cell-range-address="Sheet1.B1:Sheet1.K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K2" chart:label-cell-address="Sheet1.A2:Sheet1.A2" chart:class="chart:bar">
            <chart:data-point chart:repeated="7"/>
            <chart:data-point chart:style-name="ch9" chart:repeated="2"/>
            <chart:data-point/>
          </chart:series>
          <chart:series chart:style-name="ch10" chart:values-cell-range-address="Sheet1.B3:Sheet1.K3" chart:label-cell-address="Sheet1.A3:Sheet1.A3" chart:class="chart:bar">
            <chart:data-point chart:repeated="10"/>
          </chart:series>
          <chart:series chart:style-name="ch11" chart:values-cell-range-address="Sheet1.B4:Sheet1.K4" chart:label-cell-address="Sheet1.A4:Sheet1.A4" chart:class="chart:bar">
            <chart:data-point chart:repeated="5"/>
            <chart:data-point chart:style-name="ch9"/>
            <chart:data-point chart:repeated="4"/>
          </chart:series>
          <chart:series chart:style-name="ch12" chart:values-cell-range-address="Sheet1.B5:Sheet1.K5" chart:label-cell-address="Sheet1.A5:Sheet1.A5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gios</text:p>
                <draw:g>
                  <svg:desc>Sheet1.B1:Sheet1.K1</svg:desc>
                </draw:g>
              </table:table-cell>
              <table:table-cell office:value-type="string">
                <text:p>Zabbix</text:p>
              </table:table-cell>
              <table:table-cell office:value-type="string">
                <text:p>PandoraFMS</text:p>
              </table:table-cell>
              <table:table-cell office:value-type="string">
                <text:p>Centreon</text:p>
              </table:table-cell>
              <table:table-cell office:value-type="string">
                <text:p>Spiceworks</text:p>
              </table:table-cell>
              <table:table-cell office:value-type="string">
                <text:p>Check_mk</text:p>
              </table:table-cell>
              <table:table-cell office:value-type="string">
                <text:p>Naemon</text:p>
              </table:table-cell>
              <table:table-cell office:value-type="string">
                <text:p>Icinga2</text:p>
              </table:table-cell>
              <table:table-cell office:value-type="string">
                <text:p>Sensu</text:p>
              </table:table-cell>
              <table:table-cell office:value-type="string">
                <text:p>Alignak</text:p>
              </table:table-cell>
            </table:table-row>
          </table:table-header-rows>
          <table:table-rows>
            <table:table-row>
              <table:table-cell office:value-type="string">
                <text:p>Oui</text:p>
                <draw:g>
                  <svg:desc>Sheet1.A2:Sheet1.A2</svg:desc>
                </draw:g>
              </table:table-cell>
              <table:table-cell office:value-type="float" office:value="11">
                <text:p>11</text:p>
                <draw:g>
                  <svg:desc>Sheet1.B2:Sheet1.K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Conditions</text:p>
                <draw:g>
                  <svg:desc>Sheet1.A3:Sheet1.A3</svg:desc>
                </draw:g>
              </table:table-cell>
              <table:table-cell office:value-type="float" office:value="9">
                <text:p>9</text:p>
                <draw:g>
                  <svg:desc>Sheet1.B3:Sheet1.K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on</text:p>
                <draw:g>
                  <svg:desc>Sheet1.A4:Sheet1.A4</svg:desc>
                </draw:g>
              </table:table-cell>
              <table:table-cell office:value-type="float" office:value="3">
                <text:p>3</text:p>
                <draw:g>
                  <svg:desc>Sheet1.B4:Sheet1.K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?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K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cc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cc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3333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00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29cm" svg:height="19.992cm" xlink:href=".." xlink:type="simple" chart:class="chart:bar" chart:style-name="ch1">
        <chart:title svg:x="11.754cm" svg:y="0.535cm" chart:style-name="ch2">
          <text:p>Solutions en fonction des critères</text:p>
        </chart:title>
        <chart:subtitle svg:x="11.172cm" svg:y="1.713cm" chart:style-name="ch3">
          <text:p>Critères classées en catégories d'importance</text:p>
        </chart:subtitle>
        <chart:legend chart:legend-position="end" svg:x="27.921cm" svg:y="8.95cm" style:legend-expansion="high" chart:style-name="ch4"/>
        <chart:plot-area chart:style-name="ch5" table:cell-range-address="Sheet1.A30:Sheet1.E59 Sheet1.A29:Sheet1.E29 Sheet1.G29:Sheet1.G59" chart:data-source-has-labels="both" svg:x="0.605cm" svg:y="2.795cm" svg:width="26.711cm" svg:height="16.798cm">
          <chartooo:coordinate-region svg:x="1.226cm" svg:y="2.795cm" svg:width="26.09cm" svg:height="12.537cm"/>
          <chart:axis chart:dimension="x" chart:name="primary-x" chart:style-name="ch6" chartooo:axis-type="auto">
            <chartooo:date-scale/>
            <chart:categories table:cell-range-address="Sheet1.A30:Sheet1.B5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30:Sheet1.C59" chart:label-cell-address="Sheet1.C29:Sheet1.C29" chart:class="chart:bar">
            <chart:data-point chart:repeated="30"/>
          </chart:series>
          <chart:series chart:style-name="ch10" chart:values-cell-range-address="Sheet1.D30:Sheet1.D59" chart:label-cell-address="Sheet1.D29:Sheet1.D29" chart:class="chart:bar">
            <chart:data-point chart:repeated="30"/>
          </chart:series>
          <chart:series chart:style-name="ch11" chart:values-cell-range-address="Sheet1.E30:Sheet1.E59" chart:label-cell-address="Sheet1.E29:Sheet1.E29" chart:class="chart:bar">
            <chart:data-point chart:repeated="30"/>
          </chart:series>
          <chart:series chart:style-name="ch12" chart:values-cell-range-address="Sheet1.G30:Sheet1.G59" chart:label-cell-address="Sheet1.G29:Sheet1.G29" chart:class="chart:bar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i</text:p>
                <draw:g>
                  <svg:desc>Sheet1.C29:Sheet1.C29</svg:desc>
                </draw:g>
              </table:table-cell>
              <table:table-cell office:value-type="string">
                <text:p>Conditions</text:p>
                <draw:g>
                  <svg:desc>Sheet1.D29:Sheet1.D29</svg:desc>
                </draw:g>
              </table:table-cell>
              <table:table-cell office:value-type="string">
                <text:p>Non</text:p>
                <draw:g>
                  <svg:desc>Sheet1.E29:Sheet1.E29</svg:desc>
                </draw:g>
              </table:table-cell>
              <table:table-cell office:value-type="string">
                <text:p>?</text:p>
                <draw:g>
                  <svg:desc>Sheet1.G29:Sheet1.G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gios Impératif</text:p>
                <text:list>
                  <text:list-item>
                    <text:p>Nagios</text:p>
                  </text:list-item>
                  <text:list-item>
                    <text:p>Impératif</text:p>
                  </text:list-item>
                </text:list>
                <draw:g>
                  <svg:desc>Sheet1.A30:Sheet1.B59</svg:desc>
                </draw:g>
              </table:table-cell>
              <table:table-cell office:value-type="float" office:value="4">
                <text:p>4</text:p>
                <draw:g>
                  <svg:desc>Sheet1.C30:Sheet1.C59</svg:desc>
                </draw:g>
              </table:table-cell>
              <table:table-cell office:value-type="float" office:value="4">
                <text:p>4</text:p>
                <draw:g>
                  <svg:desc>Sheet1.D30:Sheet1.D59</svg:desc>
                </draw:g>
              </table:table-cell>
              <table:table-cell office:value-type="float" office:value="NaN">
                <text:p>NaN</text:p>
                <draw:g>
                  <svg:desc>Sheet1.E30:Sheet1.E59</svg:desc>
                </draw:g>
              </table:table-cell>
              <table:table-cell office:value-type="float" office:value="NaN">
                <text:p>NaN</text:p>
                <draw:g>
                  <svg:desc>Sheet1.G30:Sheet1.G59</svg:desc>
                </draw:g>
              </table:table-cell>
            </table:table-row>
            <table:table-row>
              <table:table-cell office:value-type="string">
                <text:p>Nagios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agios Facultatif</text:p>
                <text:list>
                  <text:list-item>
                    <text:p/>
                  </text:list-item>
                  <text:list-item>
                    <text:p>Facultatif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abbix Impératif</text:p>
                <text:list>
                  <text:list-item>
                    <text:p>Zabbix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abbix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abbix Facultatif</text:p>
                <text:list>
                  <text:list-item>
                    <text:p/>
                  </text:list-item>
                  <text:list-item>
                    <text:p>Facultatif</text:p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ndoraFMS Impératif</text:p>
                <text:list>
                  <text:list-item>
                    <text:p>PandoraFMS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ndoraFMS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ndoraFMS Facultatif</text:p>
                <text:list>
                  <text:list-item>
                    <text:p/>
                  </text:list-item>
                  <text:list-item>
                    <text:p>Facultatif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entreon Impératif</text:p>
                <text:list>
                  <text:list-item>
                    <text:p>Centreon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entreon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entreon Facultatif</text:p>
                <text:list>
                  <text:list-item>
                    <text:p/>
                  </text:list-item>
                  <text:list-item>
                    <text:p>Facultatif</text:p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iceworks Impératif</text:p>
                <text:list>
                  <text:list-item>
                    <text:p>Spiceworks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iceworks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iceworks Facultatif</text:p>
                <text:list>
                  <text:list-item>
                    <text:p/>
                  </text:list-item>
                  <text:list-item>
                    <text:p>Facultatif</text:p>
                  </text:list-item>
                </text:list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eck_mk Impératif</text:p>
                <text:list>
                  <text:list-item>
                    <text:p>Check_mk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eck_mk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eck_mk Facultatif</text:p>
                <text:list>
                  <text:list-item>
                    <text:p/>
                  </text:list-item>
                  <text:list-item>
                    <text:p>Facultatif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aemon Impératif</text:p>
                <text:list>
                  <text:list-item>
                    <text:p>Naemon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aemon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aemon Facultatif</text:p>
                <text:list>
                  <text:list-item>
                    <text:p/>
                  </text:list-item>
                  <text:list-item>
                    <text:p>Facultatif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cinga2 Impératif</text:p>
                <text:list>
                  <text:list-item>
                    <text:p>Icinga2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cinga2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cinga2 Facultatif</text:p>
                <text:list>
                  <text:list-item>
                    <text:p/>
                  </text:list-item>
                  <text:list-item>
                    <text:p>Facultatif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nsu Impératif</text:p>
                <text:list>
                  <text:list-item>
                    <text:p>Sensu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nsu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nsu Facultatif</text:p>
                <text:list>
                  <text:list-item>
                    <text:p/>
                  </text:list-item>
                  <text:list-item>
                    <text:p>Facultatif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ignak Impératif</text:p>
                <text:list>
                  <text:list-item>
                    <text:p>Alignak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ignak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ignak Facultatif</text:p>
                <text:list>
                  <text:list-item>
                    <text:p/>
                  </text:list-item>
                  <text:list-item>
                    <text:p>Facultatif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